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600.perlbench_s/run/run_base_refspeed_aarch64-64.0000/speccmds.cmd</text:p>
          </table:table-cell>
          <table:table-cell office:value-type="string" calcext:value-type="string">
            <text:p>-o checkspam.2500.5.25.11.150.1.1.1.1.out -e checkspam.2500.5.25.11.150.1.1.1.1.err </text:p>
          </table:table-cell>
          <table:table-cell office:value-type="string" calcext:value-type="string">
            <text:p>perlbench_s_base.aarch64-64 -I./lib checkspam.pl 2500 5 25 11 150 1 1 1 1 &gt; checkspam.2500.5.25.11.150.1.1.1.1.out 2&gt;&gt; checkspam.2500.5.25.11.150.1.1.1.1.err</text:p>
          </table:table-cell>
        </table:table-row>
        <table:table-row table:style-name="ro1">
          <table:table-cell office:value-type="string" calcext:value-type="string">
            <text:p>600.perlbench_s/run/run_base_refspeed_aarch64-64.0000/speccmds.cmd</text:p>
          </table:table-cell>
          <table:table-cell office:value-type="string" calcext:value-type="string">
            <text:p>-o diffmail.4.800.10.17.19.300.out -e diffmail.4.800.10.17.19.300.err </text:p>
          </table:table-cell>
          <table:table-cell office:value-type="string" calcext:value-type="string">
            <text:p>perlbench_s_base.aarch64-64 -I./lib diffmail.pl 4 800 10 17 19 300 &gt; diffmail.4.800.10.17.19.300.out 2&gt;&gt; diffmail.4.800.10.17.19.300.err</text:p>
          </table:table-cell>
        </table:table-row>
        <table:table-row table:style-name="ro1">
          <table:table-cell office:value-type="string" calcext:value-type="string">
            <text:p>600.perlbench_s/run/run_base_refspeed_aarch64-64.0000/speccmds.cmd</text:p>
          </table:table-cell>
          <table:table-cell office:value-type="string" calcext:value-type="string">
            <text:p>-o splitmail.6400.12.26.16.100.0.out -e splitmail.6400.12.26.16.100.0.err </text:p>
          </table:table-cell>
          <table:table-cell office:value-type="string" calcext:value-type="string">
            <text:p>perlbench_s_base.aarch64-64 -I./lib splitmail.pl 6400 12 26 16 100 0 &gt; splitmail.6400.12.26.16.100.0.out 2&gt;&gt; splitmail.6400.12.26.16.100.0.er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03.bwaves_s/run/run_base_refspeed_aarch64-64.0000/speccmds.cmd</text:p>
          </table:table-cell>
          <table:table-cell office:value-type="string" calcext:value-type="string">
            <text:p>-i <text:s/>-o bwaves_1.out -e bwaves_1.err </text:p>
          </table:table-cell>
          <table:table-cell office:value-type="string" calcext:value-type="string">
            <text:p>speed_bwaves_base.aarch64-64 bwaves_1 &lt; bwaves_1.in &gt; bwaves_1.out 2&gt;&gt; bwaves_1.err</text:p>
          </table:table-cell>
        </table:table-row>
        <table:table-row table:style-name="ro1">
          <table:table-cell office:value-type="string" calcext:value-type="string">
            <text:p>603.bwaves_s/run/run_base_refspeed_aarch64-64.0000/speccmds.cmd</text:p>
          </table:table-cell>
          <table:table-cell office:value-type="string" calcext:value-type="string">
            <text:p>-i bwaves_2.in -o bwaves_2.out -e bwaves_2.err </text:p>
          </table:table-cell>
          <table:table-cell office:value-type="string" calcext:value-type="string">
            <text:p>speed_bwaves_base.aarch64-64 bwaves_2 &lt; bwaves_2.in &gt; bwaves_2.out 2&gt;&gt; bwaves_2.err</text:p>
          </table:table-cell>
        </table:table-row>
        <table:table-row table:style-name="ro1">
          <table:table-cell office:value-type="string" calcext:value-type="string">
            <text:p>605.mcf_s/run/run_base_refspeed_aarch64-64.0000/speccmds.cmd</text:p>
          </table:table-cell>
          <table:table-cell office:value-type="string" calcext:value-type="string">
            <text:p>-o inp.out -e inp.err </text:p>
          </table:table-cell>
          <table:table-cell office:value-type="string" calcext:value-type="string">
            <text:p>mcf_s_base.aarch64-64 inp.in <text:s/>&gt; inp.out 2&gt;&gt; inp.err</text:p>
          </table:table-cell>
        </table:table-row>
        <table:table-row table:style-name="ro1">
          <table:table-cell office:value-type="string" calcext:value-type="string">
            <text:p>607.cactuBSSN_s/run/run_base_refspeed_aarch64-64.0000/speccmds.cmd</text:p>
          </table:table-cell>
          <table:table-cell office:value-type="string" calcext:value-type="string">
            <text:p>-o spec_ref.out -e spec_ref.err </text:p>
          </table:table-cell>
          <table:table-cell office:value-type="string" calcext:value-type="string">
            <text:p>cactuBSSN_s_base.aarch64-64 spec_ref.par <text:s text:c="2"/>&gt; spec_ref.out 2&gt;&gt; spec_ref.err</text:p>
          </table:table-cell>
        </table:table-row>
        <table:table-row table:style-name="ro1">
          <table:table-cell office:value-type="string" calcext:value-type="string">
            <text:p>619.lbm_s/run/run_base_refspeed_aarch64-64.0000/speccmds.cmd</text:p>
          </table:table-cell>
          <table:table-cell office:value-type="string" calcext:value-type="string">
            <text:p>-o lbm.out -e lbm.err </text:p>
          </table:table-cell>
          <table:table-cell office:value-type="string" calcext:value-type="string">
            <text:p>lbm_s_base.aarch64-64 2000 reference.dat 0 0 200_200_260_ldc.of &gt; lbm.out 2&gt;&gt; lbm.err</text:p>
          </table:table-cell>
        </table:table-row>
        <table:table-row table:style-name="ro1">
          <table:table-cell office:value-type="string" calcext:value-type="string">
            <text:p>620.omnetpp_s/run/run_base_refspeed_aarch64-64.0000/speccmds.cmd</text:p>
          </table:table-cell>
          <table:table-cell office:value-type="string" calcext:value-type="string">
            <text:p>-o omnetpp.General-0.out -e omnetpp.General-0.err </text:p>
          </table:table-cell>
          <table:table-cell office:value-type="string" calcext:value-type="string">
            <text:p>omnetpp_s_base.aarch64-64 -c General -r 0 &gt; omnetpp.General-0.out 2&gt;&gt; omnetpp.General-0.err</text:p>
          </table:table-cell>
        </table:table-row>
        <table:table-row table:style-name="ro1">
          <table:table-cell office:value-type="string" calcext:value-type="string">
            <text:p>621.wrf_s/run/run_base_refspeed_aarch64-64.0000/speccmds.cmd</text:p>
          </table:table-cell>
          <table:table-cell office:value-type="string" calcext:value-type="string">
            <text:p>-o rsl.out.0000 -e wrf.err </text:p>
          </table:table-cell>
          <table:table-cell office:value-type="string" calcext:value-type="string">
            <text:p>wrf_s_base.aarch64-64 &gt; rsl.out.0000 2&gt;&gt; wrf.err</text:p>
          </table:table-cell>
        </table:table-row>
        <table:table-row table:style-name="ro1">
          <table:table-cell office:value-type="string" calcext:value-type="string">
            <text:p>623.xalancbmk_s/run/run_base_refspeed_aarch64-64.0000/speccmds.cmd</text:p>
          </table:table-cell>
          <table:table-cell office:value-type="string" calcext:value-type="string">
            <text:p>-o ref-t5.out -e ref-t5.err </text:p>
          </table:table-cell>
          <table:table-cell office:value-type="string" calcext:value-type="string">
            <text:p>xalancbmk_s_base.aarch64-64 -v t5.xml xalanc.xsl &gt; ref-t5.out 2&gt;&gt; ref-t5.err</text:p>
          </table:table-cell>
        </table:table-row>
        <table:table-row table:style-name="ro1">
          <table:table-cell office:value-type="string" calcext:value-type="string">
            <text:p>627.cam4_s/run/run_base_refspeed_aarch64-64.0000/speccmds.cmd</text:p>
          </table:table-cell>
          <table:table-cell office:value-type="string" calcext:value-type="string">
            <text:p>-o cam4_s_base.aarch64-64.txt -e cam4_s_base.aarch64-64.err </text:p>
          </table:table-cell>
          <table:table-cell office:value-type="string" calcext:value-type="string">
            <text:p>cam4_s_base.aarch64-64 &gt; cam4_s_base.aarch64-64.txt 2&gt;&gt; cam4_s_base.aarch64-64.err</text:p>
          </table:table-cell>
        </table:table-row>
        <table:table-row table:style-name="ro1">
          <table:table-cell office:value-type="string" calcext:value-type="string">
            <text:p>628.pop2_s/run/run_base_refspeed_aarch64-64.0000/speccmds.cmd</text:p>
          </table:table-cell>
          <table:table-cell office:value-type="string" calcext:value-type="string">
            <text:p>-o pop2_s.out -e pop2_s.err </text:p>
          </table:table-cell>
          <table:table-cell office:value-type="string" calcext:value-type="string">
            <text:p>speed_pop2_base.aarch64-64 &gt; pop2_s.out 2&gt;&gt; pop2_s.err</text:p>
          </table:table-cell>
        </table:table-row>
        <table:table-row table:style-name="ro1">
          <table:table-cell office:value-type="string" calcext:value-type="string">
            <text:p>631.deepsjeng_s/run/run_base_refspeed_aarch64-64.0000/speccmds.cmd</text:p>
          </table:table-cell>
          <table:table-cell office:value-type="string" calcext:value-type="string">
            <text:p>-o ref.out -e ref.err </text:p>
          </table:table-cell>
          <table:table-cell office:value-type="string" calcext:value-type="string">
            <text:p>deepsjeng_s_base.aarch64-64 ref.txt &gt; ref.out 2&gt;&gt; ref.err</text:p>
          </table:table-cell>
        </table:table-row>
        <table:table-row table:style-name="ro1">
          <table:table-cell office:value-type="string" calcext:value-type="string">
            <text:p>638.imagick_s/run/run_base_refspeed_aarch64-64.0000/speccmds.cmd</text:p>
          </table:table-cell>
          <table:table-cell office:value-type="string" calcext:value-type="string">
            <text:p>-o refspeed_convert.out -e refspeed_convert.err </text:p>
          </table:table-cell>
          <table:table-cell office:value-type="string" calcext:value-type="string">
            <text:p>imagick_s_base.aarch64-64 -limit disk 0 refspeed_input.tga -resize 817% -rotate -2.76 -shave 540x375 -alpha remove -auto-level -contrast-stretch 1x1% -colorspace Lab -channel R -equalize +channel -colorspace sRGB -define histogram:unique-colors=false -adaptive-blur 0x5 -despeckle -auto-gamma -adaptive-sharpen 55 -enhance -brightness-contrast 10x10 -resize 30% refspeed_output.tga &gt; refspeed_convert.out 2&gt;&gt; refspeed_convert.err</text:p>
          </table:table-cell>
        </table:table-row>
        <table:table-row table:style-name="ro1">
          <table:table-cell office:value-type="string" calcext:value-type="string">
            <text:p>641.leela_s/run/run_base_refspeed_aarch64-64.0000/speccmds.cmd</text:p>
          </table:table-cell>
          <table:table-cell office:value-type="string" calcext:value-type="string">
            <text:p>-o ref.out -e ref.err </text:p>
          </table:table-cell>
          <table:table-cell office:value-type="string" calcext:value-type="string">
            <text:p>leela_s_base.aarch64-64 ref.sgf &gt; ref.out 2&gt;&gt; ref.err</text:p>
          </table:table-cell>
        </table:table-row>
        <table:table-row table:style-name="ro1">
          <table:table-cell office:value-type="string" calcext:value-type="string">
            <text:p>644.nab_s/run/run_base_refspeed_aarch64-64.0000/speccmds.cmd</text:p>
          </table:table-cell>
          <table:table-cell office:value-type="string" calcext:value-type="string">
            <text:p>-o 3j1n.out -e 3j1n.err </text:p>
          </table:table-cell>
          <table:table-cell office:value-type="string" calcext:value-type="string">
            <text:p>nab_s_base.aarch64-64 3j1n 20140317 220 &gt; 3j1n.out 2&gt;&gt; 3j1n.err</text:p>
          </table:table-cell>
        </table:table-row>
        <table:table-row table:style-name="ro1">
          <table:table-cell office:value-type="string" calcext:value-type="string">
            <text:p>648.exchange2_s/run/run_base_refspeed_aarch64-64.0000/speccmds.cmd</text:p>
          </table:table-cell>
          <table:table-cell office:value-type="string" calcext:value-type="string">
            <text:p>-o exchange2.txt -e exchange2.err </text:p>
          </table:table-cell>
          <table:table-cell office:value-type="string" calcext:value-type="string">
            <text:p>exchange2_s_base.aarch64-64 6 &gt; exchange2.txt 2&gt;&gt; exchange2.err</text:p>
          </table:table-cell>
        </table:table-row>
        <table:table-row table:style-name="ro1">
          <table:table-cell office:value-type="string" calcext:value-type="string">
            <text:p>649.fotonik3d_s/run/run_base_refspeed_aarch64-64.0000/speccmds.cmd</text:p>
          </table:table-cell>
          <table:table-cell office:value-type="string" calcext:value-type="string">
            <text:p>-o fotonik3d_s.log -e fotonik3d_s.err </text:p>
          </table:table-cell>
          <table:table-cell office:value-type="string" calcext:value-type="string">
            <text:p>fotonik3d_s_base.aarch64-64 &gt; fotonik3d_s.log 2&gt;&gt; fotonik3d_s.err</text:p>
          </table:table-cell>
        </table:table-row>
        <table:table-row table:style-name="ro1">
          <table:table-cell office:value-type="string" calcext:value-type="string">
            <text:p>654.roms_s/run/run_base_refspeed_aarch64-64.0000/speccmds.cmd</text:p>
          </table:table-cell>
          <table:table-cell office:value-type="string" calcext:value-type="string">
            <text:p>-i ocean_benchmark3.in -o ocean_benchmark3.log -e ocean_benchmark3.err </text:p>
          </table:table-cell>
          <table:table-cell office:value-type="string" calcext:value-type="string">
            <text:p>sroms_base.aarch64-64 &lt; ocean_benchmark3.in &gt; ocean_benchmark3.log 2&gt;&gt; ocean_benchmark3.err</text:p>
          </table:table-cell>
        </table:table-row>
        <table:table-row table:style-name="ro1">
          <table:table-cell office:value-type="string" calcext:value-type="string">
            <text:p>657.xz_s/run/run_base_refspeed_aarch64-64.0000/speccmds.cmd</text:p>
          </table:table-cell>
          <table:table-cell office:value-type="string" calcext:value-type="string">
            <text:p>-o cpu2006docs.tar-6643-4.out -e cpu2006docs.tar-6643-4.err </text:p>
          </table:table-cell>
          <table:table-cell office:value-type="string" calcext:value-type="string">
            <text:p>xz_s_base.aarch64-64 cpu2006docs.tar.xz 6643 055ce243071129412e9dd0b3b69a21654033a9b723d874b2015c774fac1553d9713be561ca86f74e4f16f22e664fc17a79f30caa5ad2c04fbc447549c2810fae 1036078272 1111795472 4 &gt; cpu2006docs.tar-6643-4.out 2&gt;&gt; cpu2006docs.tar-6643-4.err</text:p>
          </table:table-cell>
        </table:table-row>
        <table:table-row table:style-name="ro1">
          <table:table-cell office:value-type="string" calcext:value-type="string">
            <text:p>657.xz_s/run/run_base_refspeed_aarch64-64.0000/speccmds.cmd</text:p>
          </table:table-cell>
          <table:table-cell office:value-type="string" calcext:value-type="string">
            <text:p>-o cld.tar-1400-8.out -e cld.tar-1400-8.err </text:p>
          </table:table-cell>
          <table:table-cell office:value-type="string" calcext:value-type="string">
            <text:p>xz_s_base.aarch64-64 cld.tar.xz 1400 19cf30ae51eddcbefda78dd06014b4b96281456e078ca7c13e1c0c9e6aaea8dff3efb4ad6b0456697718cede6bd5454852652806a657bb56e07d61128434b474 536995164 539938872 8 &gt; cld.tar-1400-8.out 2&gt;&gt; cld.tar-1400-8.err</text:p>
          </table:table-cell>
        </table:table-row>
        <table:table-row table:style-name="ro1">
          <table:table-cell office:value-type="string" calcext:value-type="string">
            <text:p>996.specrand_fs/run/run_base_refspeed_aarch64-64.0000/speccmds.cmd</text:p>
          </table:table-cell>
          <table:table-cell office:value-type="string" calcext:value-type="string">
            <text:p>-o rand.234923.out -e rand.234923.err </text:p>
          </table:table-cell>
          <table:table-cell office:value-type="string" calcext:value-type="string">
            <text:p>specrand_fs_base.aarch64-64 1255432124 234923 &gt; rand.234923.out 2&gt;&gt; rand.234923.err</text:p>
          </table:table-cell>
        </table:table-row>
        <table:table-row table:style-name="ro1">
          <table:table-cell office:value-type="string" calcext:value-type="string">
            <text:p>998.specrand_is/run/run_base_refspeed_aarch64-64.0000/speccmds.cmd</text:p>
          </table:table-cell>
          <table:table-cell office:value-type="string" calcext:value-type="string">
            <text:p>-o rand.234923.out -e rand.234923.err </text:p>
          </table:table-cell>
          <table:table-cell office:value-type="string" calcext:value-type="string">
            <text:p>specrand_is_base.aarch64-64 1255432124 234923 &gt; rand.234923.out 2&gt;&gt; rand.234923.er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speed_bwaves_base.aarch64-64</text:p>
          </table:table-cell>
          <table:table-cell/>
          <table:table-cell office:value-type="string" calcext:value-type="string">
            <text:p>bwaves_1.in</text:p>
          </table:table-cell>
        </table:table-row>
        <table:table-row table:style-name="ro1">
          <table:table-cell office:value-type="string" calcext:value-type="string">
            <text:p>speed_bwaves_base.aarch64-64</text:p>
          </table:table-cell>
          <table:table-cell/>
          <table:table-cell office:value-type="string" calcext:value-type="string">
            <text:p>bwaves_2.in</text:p>
          </table:table-cell>
        </table:table-row>
        <table:table-row table:style-name="ro1">
          <table:table-cell office:value-type="string" calcext:value-type="string">
            <text:p>mcf_s_base.aarch64-64</text:p>
          </table:table-cell>
          <table:table-cell office:value-type="string" calcext:value-type="string">
            <text:p><text:s/>inp.in</text:p>
          </table:table-cell>
          <table:table-cell/>
        </table:table-row>
        <table:table-row table:style-name="ro1">
          <table:table-cell office:value-type="string" calcext:value-type="string">
            <text:p>cactuBSSN_s_base.aarch64-64 </text:p>
          </table:table-cell>
          <table:table-cell office:value-type="string" calcext:value-type="string">
            <text:p>spec_ref.par</text:p>
          </table:table-cell>
          <table:table-cell/>
        </table:table-row>
        <table:table-row table:style-name="ro1">
          <table:table-cell office:value-type="string" calcext:value-type="string">
            <text:p>lbm_s_base.aarch64-64 </text:p>
          </table:table-cell>
          <table:table-cell office:value-type="string" calcext:value-type="string">
            <text:p>2000 reference.dat 0 0 200_200_260_ldc.of</text:p>
          </table:table-cell>
          <table:table-cell/>
        </table:table-row>
        <table:table-row table:style-name="ro1">
          <table:table-cell office:value-type="string" calcext:value-type="string">
            <text:p>omnetpp_s_base.aarch64-64</text:p>
          </table:table-cell>
          <table:table-cell office:value-type="string" calcext:value-type="string">
            <text:p><text:s/>-c General -r 0</text:p>
          </table:table-cell>
          <table:table-cell/>
        </table:table-row>
        <table:table-row table:style-name="ro1">
          <table:table-cell office:value-type="string" calcext:value-type="string">
            <text:p>wrf_s_base.aarch64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lancbmk_s_base.aarch64-64</text:p>
          </table:table-cell>
          <table:table-cell office:value-type="string" calcext:value-type="string">
            <text:p>-v t5.xml xalanc.xsl</text:p>
          </table:table-cell>
          <table:table-cell/>
        </table:table-row>
        <table:table-row table:style-name="ro1">
          <table:table-cell office:value-type="string" calcext:value-type="string">
            <text:p>cam4_s_base.aarch64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_pop2_base.aarch64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sjeng_s_base.aarch64-64</text:p>
          </table:table-cell>
          <table:table-cell office:value-type="string" calcext:value-type="string">
            <text:p>ref.txt</text:p>
          </table:table-cell>
          <table:table-cell/>
        </table:table-row>
        <table:table-row table:style-name="ro1">
          <table:table-cell office:value-type="string" calcext:value-type="string">
            <text:p>imagick_s_base.aarch64-64 </text:p>
          </table:table-cell>
          <table:table-cell office:value-type="string" calcext:value-type="string">
            <text:p>-limit disk 0 refspeed_input.tga -resize 817% -rotate -2.76 -shave 540x375 -alpha remove -auto-level -contrast-stretch 1x1% -colorspace Lab -channel R -equalize +channel -colorspace sRGB -define histogram:unique-colors=false -adaptive-blur 0x5 -despeckle -auto-gamma -adaptive-sharpen 55 -enhance -brightness-contrast 10x10 -resize 30% refspeed_output.tga</text:p>
          </table:table-cell>
          <table:table-cell/>
        </table:table-row>
        <table:table-row table:style-name="ro1">
          <table:table-cell office:value-type="string" calcext:value-type="string">
            <text:p>leela_s_base.aarch64-64</text:p>
          </table:table-cell>
          <table:table-cell office:value-type="string" calcext:value-type="string">
            <text:p><text:s/>ref.sgf</text:p>
          </table:table-cell>
          <table:table-cell/>
        </table:table-row>
        <table:table-row table:style-name="ro1">
          <table:table-cell office:value-type="string" calcext:value-type="string">
            <text:p>nab_s_base.aarch64-64</text:p>
          </table:table-cell>
          <table:table-cell office:value-type="string" calcext:value-type="string">
            <text:p>3j1n 20140317 220</text:p>
          </table:table-cell>
          <table:table-cell/>
        </table:table-row>
        <table:table-row table:style-name="ro1">
          <table:table-cell office:value-type="string" calcext:value-type="string">
            <text:p>exchange2_s_base.aarch64-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otonik3d_s_base.aarch64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oms_base.aarch64-64</text:p>
          </table:table-cell>
          <table:table-cell/>
          <table:table-cell office:value-type="string" calcext:value-type="string">
            <text:p>ocean_benchmark3.in</text:p>
          </table:table-cell>
        </table:table-row>
        <table:table-row table:style-name="ro1">
          <table:table-cell office:value-type="string" calcext:value-type="string">
            <text:p>xz_s_base.aarch64-64</text:p>
          </table:table-cell>
          <table:table-cell office:value-type="string" calcext:value-type="string">
            <text:p>cpu2006docs.tar.xz 6643 055ce243071129412e9dd0b3b69a21654033a9b723d874b2015c774fac1553d9713be561ca86f74e4f16f22e664fc17a79f30caa5ad2c04fbc447549c2810fae 1036078272 1111795472 4</text:p>
          </table:table-cell>
          <table:table-cell/>
        </table:table-row>
        <table:table-row table:style-name="ro1">
          <table:table-cell office:value-type="string" calcext:value-type="string">
            <text:p>xz_s_base.aarch64-64</text:p>
          </table:table-cell>
          <table:table-cell office:value-type="string" calcext:value-type="string">
            <text:p>cld.tar.xz 1400 19cf30ae51eddcbefda78dd06014b4b96281456e078ca7c13e1c0c9e6aaea8dff3efb4ad6b0456697718cede6bd5454852652806a657bb56e07d61128434b474 536995164 539938872 8</text:p>
          </table:table-cell>
          <table:table-cell/>
        </table:table-row>
        <table:table-row table:style-name="ro1">
          <table:table-cell office:value-type="string" calcext:value-type="string">
            <text:p>specrand_fs_base.aarch64-64</text:p>
          </table:table-cell>
          <table:table-cell office:value-type="string" calcext:value-type="string">
            <text:p>1255432124 234923</text:p>
          </table:table-cell>
          <table:table-cell/>
        </table:table-row>
        <table:table-row table:style-name="ro1">
          <table:table-cell office:value-type="string" calcext:value-type="string">
            <text:p>specrand_is_base.aarch64-64</text:p>
          </table:table-cell>
          <table:table-cell office:value-type="string" calcext:value-type="string">
            <text:p>1255432124 234923</text:p>
          </table:table-cell>
          <table:table-cell/>
        </table:table-row>
        <table:table-row table:style-name="ro1">
          <table:table-cell office:value-type="string" calcext:value-type="string">
            <text:p>perlbench</text:p>
          </table:table-cell>
          <table:table-cell office:value-type="string" calcext:value-type="string">
            <text:p>-I./lib checkspam.pl 2500 5 25 11 150 1 1 1 1</text:p>
          </table:table-cell>
          <table:table-cell/>
        </table:table-row>
        <table:table-row table:style-name="ro1">
          <table:table-cell office:value-type="string" calcext:value-type="string">
            <text:p>perlbench2</text:p>
          </table:table-cell>
          <table:table-cell office:value-type="string" calcext:value-type="string">
            <text:p><text:s/>-I./lib diffmail.pl 4 800 10 17 19 300</text:p>
          </table:table-cell>
          <table:table-cell/>
        </table:table-row>
        <table:table-row table:style-name="ro1">
          <table:table-cell office:value-type="string" calcext:value-type="string">
            <text:p>perlbench3</text:p>
          </table:table-cell>
          <table:table-cell office:value-type="string" calcext:value-type="string">
            <text:p>-I./lib splitmail.pl 6400 12 26 16 100 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insworth</meta:initial-creator>
    <meta:creation-date>2020-03-09T14:06:49.414298880</meta:creation-date>
    <dc:date>2020-03-09T14:48:23.359858013</dc:date>
    <dc:creator>Sam Ainsworth</dc:creator>
    <meta:editing-duration>PT3M35S</meta:editing-duration>
    <meta:editing-cycles>1</meta:editing-cycles>
    <meta:document-statistic meta:table-count="1" meta:cell-count="119" meta:object-count="0"/>
    <meta:generator>LibreOffice/5.1.6.2$Linux_X86_64 LibreOffice_project/10m0$Build-2</meta:generator>
  </office:meta>
</office:document-meta>
</file>